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1" style:family="text">
      <style:text-properties fo:color="#000000" style:font-name="TimesNewRomanPSMT" fo:font-size="11.5pt" style:font-name-asian="TimesNewRomanPSMT" style:font-size-asian="11.5pt" style:font-name-complex="TimesNewRomanPSMT" style:font-size-complex="11.5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Jeder Physiker belegt ein Nebenfach bzw. fächerübergreifende Studien als Wahlpflichtfach (-modul). War dieses in der alten Diplomzeit meist Chemie, später auch Informatik, so hat sich seit der Bachelor/Master-Umstellung einiges in diesem Bereich getan. Von nun an ist es theoretisch möglich jedes Fach als Nebenfach zu belegen. Das Wahlpflichtmodul geht zudem mit 18 LP in die Bachelor Note ein. <text:s/>In Stunden umgerechnet bedeutet dies einen Aufwand von 540 Stunden, wobei in der Praxis manche Fächer aufwändiger sind als andere.</text:p>
      <text:p text:style-name="Standard">In der Regel belegt man die Nebenfachvorlesung in den ersten 2 Semestern, in manchen Fächern auch 3 Semester lang. Außerdem soll das Nebenfach einen Bezug zur Physik haben. Deshalb gibt es eine Regelung, dass bestimmte Module ohne Begründung einfach belegt werden können. Hierzu gehören die Klassiker Chemie für Physiker, Grundlagen der Programmierung (Informatik I und II) <text:s/>und Geophysik, Philosophie für Physiker, Medizinische Physik und Biophysik, <text:span text:style-name="T1">Grundlagen der Wirtschaftslehre</text:span>. Bei Chemie und Informatik, und auch Geophysik ist die Organisation denkbar einfach, da der Lehrplan eigentlich schon seit Jahrzehnten steht. In anderen Fächern ist es durchaus schwieriger den Stundenplan exakt zu erstellen, da seit Bachelor/Master anscheinend noch niemand einen Überblick hat. Auch Überschneidungen mit Physikvorlesungen sind leider keine Seltenheit, so muss man Abwägen, ob man lieber Physik besucht oder das Nebenfach (offiziell besteht in beiden Fächern Anwesenheitspflicht – vielleicht findet ein findiger Physiker eine Lösung zu diesem Dilemma, mein Ansatz wäre Quantenverschränkung und Teleportation). Oftmals muss man auch die Verantwortlichen der Module ansprechen und fragen was man genau machen muss. Zu Philosophie steht zum Beispiel im QISPOS nicht viel genaues drin und bei Biophysik steht soviel drin, dass man leicht den Überblick verliert.</text:p>
      <text:p text:style-name="Standard">Desweiteren sind wie angesprochen alle Fächer als Nebenfächer möglich. Dies bedeutet allerdings, dass ihr euch die <text:s/>Module genau aussuchen müsst und dann beim Dekan begründen müsst, warum dieses Nebenfach sinnvoll für euer Studium ist. Informationen zu den einzelnen Nebenfächern findet ihr auch gut in der Prüfungsordnung zum Bachelor Physik und mit den Informationen daraus auch im QISP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8T01:52:09</meta:creation-date>
    <dc:date>2009-09-28T01:53:20</dc:date>
    <meta:editing-duration>PT00H01M11S</meta:editing-duration>
    <meta:editing-cycles>2</meta:editing-cycles>
    <meta:generator>OpenOffice.org/3.1$Unix OpenOffice.org_project/310m19$Build-9420</meta:generator>
    <meta:document-statistic meta:table-count="0" meta:image-count="0" meta:object-count="0" meta:page-count="1" meta:paragraph-count="3" meta:word-count="326" meta:character-count="2274"/>
  </office:meta>
</office:document-meta>
</file>